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paragraph-rsid="0019fccc"/>
    </style:style>
    <style:style style:name="P2" style:family="paragraph" style:parent-style-name="Text_20_body" style:list-style-name="L1">
      <style:text-properties officeooo:rsid="001ec15c" officeooo:paragraph-rsid="001ec15c"/>
    </style:style>
    <style:style style:name="P3" style:family="paragraph" style:parent-style-name="Text_20_body" style:list-style-name="L1">
      <style:text-properties officeooo:rsid="002023d7" officeooo:paragraph-rsid="002023d7"/>
    </style:style>
    <style:style style:name="P4" style:family="paragraph" style:parent-style-name="Text_20_body" style:list-style-name="L2">
      <style:text-properties officeooo:rsid="002a3610" officeooo:paragraph-rsid="002a3610"/>
    </style:style>
    <style:style style:name="P5" style:family="paragraph" style:parent-style-name="Text_20_body" style:list-style-name="L2">
      <style:text-properties officeooo:rsid="003478f9" officeooo:paragraph-rsid="003478f9"/>
    </style:style>
    <style:style style:name="P6" style:family="paragraph" style:parent-style-name="Text_20_body" style:list-style-name="L3">
      <style:text-properties officeooo:rsid="00394e9b" officeooo:paragraph-rsid="00394e9b"/>
    </style:style>
    <style:style style:name="P7" style:family="paragraph" style:parent-style-name="Text_20_body" style:list-style-name="L3">
      <style:text-properties officeooo:rsid="003c2ae8" officeooo:paragraph-rsid="003c2ae8"/>
    </style:style>
    <style:style style:name="T1" style:family="text">
      <style:text-properties officeooo:rsid="0019fccc"/>
    </style:style>
    <style:style style:name="T2" style:family="text">
      <style:text-properties officeooo:rsid="001d612a"/>
    </style:style>
    <style:style style:name="T3" style:family="text">
      <style:text-properties officeooo:rsid="0021a610"/>
    </style:style>
    <style:style style:name="T4" style:family="text">
      <style:text-properties officeooo:rsid="0026f209"/>
    </style:style>
    <style:style style:name="T5" style:family="text">
      <style:text-properties officeooo:rsid="002cc6b6"/>
    </style:style>
    <style:style style:name="T6" style:family="text">
      <style:text-properties officeooo:rsid="0036254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Matthew 27:45-<text:span text:style-name="T2">66</text:span></text:h>
      <text:h text:style-name="Heading_20_2" text:outline-level="2">The Death of Jesus (45-56)</text:h>
      <text:list xml:id="list3323995713" text:style-name="L1">
        <text:list-item>
          <text:p text:style-name="P2"/>
        </text:list-item>
        <text:list-item>
          <text:p text:style-name="P3">At the death of Jesus even nature reacted and all that happened made the guard and others believe that Jesus was the son of God. <text:span text:style-name="T3">It became dark from noon for 3 hours. Jesus shouted out twice to God before he died and after his died the curtain in the temple was torn in two, the earth shook, rocks split apart, graves opened and many of God’s people were raised from death. </text:span><text:span text:style-name="T4">Christ is the son of God, and on the cross he died for our sins. </text:span><text:span text:style-name="T5">I’m left in awe as I picture all the events that happened on the death of Jesus, he is the son of God.</text:span></text:p>
        </text:list-item>
      </text:list>
      <text:h text:style-name="Heading_20_2" text:outline-level="2">The Burial of Jesus (57-61)</text:h>
      <text:list xml:id="list772023859" text:style-name="L2">
        <text:list-item>
          <text:p text:style-name="P4"/>
        </text:list-item>
        <text:list-item>
          <text:p text:style-name="P5">Joseph of Arimathea a rich man and a disciple of Jesus as Pilate for the body of Jesus, <text:span text:style-name="T6">wrapped it in new linen sheet</text:span> and he went to bury it in his newly built tomb.</text:p>
        </text:list-item>
      </text:list>
      <text:h text:style-name="Heading_20_2" text:outline-level="2">The Guard at the Tomb <text:span text:style-name="T1">(62-66)</text:span></text:h>
      <text:list xml:id="list4228419325" text:style-name="L3">
        <text:list-item>
          <text:p text:style-name="P6"/>
        </text:list-item>
        <text:list-item>
          <text:p text:style-name="P7">The chief priests and the Pharisees went to Pilate and asked for guards to watch over the tomb of Jesus, this was done and the tomb was sealed. They thought the disciples would steal Jesus body and lie that he was raised from death.</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4T07:56:16.352660773</meta:creation-date>
    <dc:date>2022-02-24T08:24:01.395066035</dc:date>
    <meta:editing-duration>PT27M39S</meta:editing-duration>
    <meta:editing-cycles>15</meta:editing-cycles>
    <meta:generator>LibreOffice/6.4.7.2$Linux_X86_64 LibreOffice_project/40$Build-2</meta:generator>
    <meta:document-statistic meta:table-count="0" meta:image-count="0" meta:object-count="0" meta:page-count="1" meta:paragraph-count="10" meta:word-count="213" meta:character-count="1042" meta:non-whitespace-character-count="842"/>
  </office:meta>
</office:document-meta>
</file>